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200000042BEF027722C711723.png" manifest:media-type="image/png"/>
  <manifest:file-entry manifest:full-path="Pictures/100009BB000006D2000006D2574BFF6DA020DC0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6b5e9b"/>
    </style:style>
    <style:style style:name="gr1" style:family="graphic" style:parent-style-name="standard">
      <style:graphic-properties svg:stroke-color="#55215b" draw:fill-color="#b7b3ca" draw:textarea-horizontal-align="justify" draw:textarea-vertical-align="middle" draw:auto-grow-height="false" fo:min-height="1.834cm" fo:min-width="6.908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5" style:family="graphic" style:parent-style-name="standard">
      <style:graphic-properties svg:stroke-color="#55215b" draw:fill-color="#b7b3ca" draw:textarea-horizontal-align="justify" draw:textarea-vertical-align="middle" draw:auto-grow-height="false" fo:min-height="0.908cm" fo:min-width="3.203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7b3ca"/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color="#55215b" loext:opacity="100%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55215b" loext:opacity="100%" loext:color-lum-mod="100%" loext:color-lum-off="0%" fo:font-weight="bold" style:font-weight-asian="bold" style:font-weight-complex="bold"/>
    </style:style>
    <style:style style:name="P5" style:family="paragraph">
      <style:text-properties fo:color="#55215b" loext:opacity="100%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color="#55215b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color="#55215b" loext:opacity="100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>
      <loext:graphic-properties draw:fill="none" draw:fill-color="#ffffff"/>
      <style:text-properties fo:color="#55215b" loext:opacity="100%" loext:color-lum-mod="100%" loext:color-lum-off="0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5215b" loext:opacity="100%" fo:font-weight="bold" style:font-weight-asian="bold" style:font-weight-complex="bold"/>
    </style:style>
    <style:style style:name="T3" style:family="text">
      <style:text-properties fo:color="#55215b" loext:opacity="100%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55215b" loext:opacity="100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2.25cm" svg:x="1.25cm" svg:y="1.5cm">
          <text:p text:style-name="P1"><text:span text:style-name="T1"/></text:p>
          <draw:enhanced-geometry svg:viewBox="0 0 21600 21600" draw:text-areas="800 800 20800 20800" draw:type="round-rectangular-callout" draw:modifiers="15466.366704162 27587.7387827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1" draw:layer="layout" svg:width="1.745cm" svg:height="1.745cm" svg:x="7.25cm" svg:y="1.755cm">
          <draw:image xlink:href="Pictures/100009BB000006D2000006D2574BFF6DA020DC06.svg" xlink:type="simple" xlink:show="embed" xlink:actuate="onLoad" draw:mime-type="image/svg+xml">
            <text:p/>
          </draw:image>
          <draw:image xlink:href="Pictures/100000010000004200000042BEF027722C711723.png" xlink:type="simple" xlink:show="embed" xlink:actuate="onLoad" draw:mime-type="image/png"/>
        </draw:frame>
        <draw:frame draw:style-name="gr3" draw:text-style-name="P4" draw:layer="layout" svg:width="2.75cm" svg:height="1cm" svg:x="4.5cm" svg:y="2.5cm">
          <draw:text-box>
            <text:p text:style-name="P3"><text:span text:style-name="T2">Krefeld</text:span></text:p>
          </draw:text-box>
        </draw:frame>
        <draw:frame draw:style-name="gr4" draw:text-style-name="P6" draw:layer="layout" svg:width="6cm" svg:height="1.205cm" svg:x="1.25cm" svg:y="2cm">
          <draw:text-box>
            <text:p text:style-name="P5"><text:span text:style-name="T3">Besser vernetzt in deinem </text:span></text:p>
            <text:p text:style-name="P5"><text:span text:style-name="T3">Quartier in</text:span></text:p>
          </draw:text-box>
        </draw:frame>
        <draw:custom-shape draw:style-name="gr5" draw:text-style-name="P2" draw:layer="layout" svg:width="3.999cm" svg:height="1.25cm" svg:x="1.251cm" svg:y="4.5cm">
          <text:p/>
          <draw:enhanced-geometry svg:viewBox="0 0 21600 21600" draw:text-areas="800 800 20800 20800" draw:type="round-rectangular-callout" draw:modifiers="5940 28679.1366906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4cm" svg:height="1.205cm" svg:x="1.25cm" svg:y="4.75cm">
          <draw:text-box>
            <text:p text:style-name="P7"><text:span text:style-name="T4">Lass dein Quartier von deinem Projekt wissen!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2:40:15.416342628</meta:creation-date>
    <dc:date>2023-05-22T23:02:57.845397480</dc:date>
    <meta:editing-duration>PT19M25S</meta:editing-duration>
    <meta:editing-cycles>2</meta:editing-cycles>
    <meta:generator>LibreOffice/7.4.6.2$Linux_X86_64 LibreOffice_project/40$Build-2</meta:generator>
    <meta:document-statistic meta:object-count="6"/>
  </office:meta>
</office:document-meta>
</file>